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009cm" fo:margin-left="0.004cm" table:align="left"/>
    </style:style>
    <style:style style:name="Table1.A" style:family="table-column">
      <style:table-column-properties style:column-width="8.504cm"/>
    </style:style>
    <style:style style:name="Table1.B" style:family="table-column">
      <style:table-column-properties style:column-width="8.505cm"/>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5pt solid #000000" fo:border-right="none" fo:border-top="0.5pt solid #000000" fo:border-bottom="0.5pt solid #000000"/>
    </style:style>
    <style:style style:name="Table3.B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P1" style:family="paragraph" style:parent-style-name="Standard">
      <style:text-properties style:text-underline-style="solid" style:text-underline-width="auto" style:text-underline-color="font-color" fo:font-weight="bold" officeooo:rsid="00153eed" officeooo:paragraph-rsid="00153eed" style:font-weight-asian="bold" style:font-weight-complex="bold"/>
    </style:style>
    <style:style style:name="P2" style:family="paragraph" style:parent-style-name="Standard">
      <style:text-properties style:text-underline-style="none" fo:font-weight="normal" officeooo:rsid="00153eed" officeooo:paragraph-rsid="00153eed" style:font-weight-asian="normal" style:font-weight-complex="normal"/>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Standard">
      <style:text-properties style:text-underline-style="solid" style:text-underline-width="auto" style:text-underline-color="font-color" fo:font-weight="bold" officeooo:rsid="00170cc1" officeooo:paragraph-rsid="00170cc1" style:font-weight-asian="bold" style:font-weight-complex="bold"/>
    </style:style>
    <style:style style:name="P5" style:family="paragraph" style:parent-style-name="Standard">
      <style:text-properties style:text-underline-style="none" fo:font-weight="normal" officeooo:rsid="00175e1c" officeooo:paragraph-rsid="00175e1c" style:font-weight-asian="normal" style:font-weight-complex="normal"/>
    </style:style>
    <style:style style:name="P6" style:family="paragraph" style:parent-style-name="Standard">
      <style:text-properties style:text-underline-style="none" fo:font-weight="normal" officeooo:rsid="001960b1" officeooo:paragraph-rsid="001960b1" style:font-weight-asian="normal" style:font-weight-complex="normal"/>
    </style:style>
    <style:style style:name="P7" style:family="paragraph" style:parent-style-name="Standard">
      <style:text-properties fo:font-style="normal" style:text-underline-style="none" fo:font-weight="normal" officeooo:rsid="00184353" officeooo:paragraph-rsid="00170cc1" style:font-style-asian="normal" style:font-weight-asian="normal" style:font-style-complex="normal" style:font-weight-complex="normal"/>
    </style:style>
    <style:style style:name="P8" style:family="paragraph" style:parent-style-name="Standard">
      <style:text-properties style:text-underline-style="solid" style:text-underline-width="auto" style:text-underline-color="font-color" fo:font-weight="normal" officeooo:rsid="00170cc1" officeooo:paragraph-rsid="00170cc1" style:font-weight-asian="normal" style:font-weight-complex="normal"/>
    </style:style>
    <style:style style:name="P9" style:family="paragraph" style:parent-style-name="Standard">
      <style:text-properties style:text-underline-style="none" fo:font-weight="normal" officeooo:rsid="001a9cd2" officeooo:paragraph-rsid="001a9cd2" style:font-weight-asian="normal" style:font-weight-complex="normal"/>
    </style:style>
    <style:style style:name="P10" style:family="paragraph" style:parent-style-name="Heading_20_1">
      <style:text-properties officeooo:rsid="0028e796" officeooo:paragraph-rsid="0028e796"/>
    </style:style>
    <style:style style:name="P11" style:family="paragraph" style:parent-style-name="Text_20_body">
      <style:text-properties officeooo:rsid="0028e796" officeooo:paragraph-rsid="0028e796"/>
    </style:style>
    <style:style style:name="P12" style:family="paragraph" style:parent-style-name="Text_20_body">
      <style:text-properties officeooo:rsid="00226eee" officeooo:paragraph-rsid="00226eee"/>
    </style:style>
    <style:style style:name="P13" style:family="paragraph" style:parent-style-name="Text_20_body">
      <style:text-properties style:text-underline-style="solid" style:text-underline-width="auto" style:text-underline-color="font-color" officeooo:rsid="0022b604" officeooo:paragraph-rsid="0022b604"/>
    </style:style>
    <style:style style:name="P14" style:family="paragraph" style:parent-style-name="Table_20_Contents">
      <style:text-properties style:text-underline-style="solid" style:text-underline-width="auto" style:text-underline-color="font-color" officeooo:rsid="0023f600" officeooo:paragraph-rsid="0023f600"/>
    </style:style>
    <style:style style:name="P15" style:family="paragraph" style:parent-style-name="Table_20_Contents">
      <style:text-properties style:text-underline-style="none" officeooo:rsid="0023f600" officeooo:paragraph-rsid="0023f600"/>
    </style:style>
    <style:style style:name="P16" style:family="paragraph" style:parent-style-name="Standard">
      <style:text-properties style:text-underline-style="solid" style:text-underline-width="auto" style:text-underline-color="font-color" fo:font-weight="normal" officeooo:rsid="0022b604" officeooo:paragraph-rsid="0022b604" style:font-weight-asian="normal" style:font-weight-complex="normal"/>
    </style:style>
    <style:style style:name="P17" style:family="paragraph" style:parent-style-name="Table_20_Contents">
      <style:text-properties style:text-underline-style="none" officeooo:rsid="00277998" officeooo:paragraph-rsid="00277998"/>
    </style:style>
    <style:style style:name="P18" style:family="paragraph" style:parent-style-name="Standard">
      <style:text-properties style:text-underline-style="solid" style:text-underline-width="auto" style:text-underline-color="font-color" fo:font-weight="normal" officeooo:rsid="00170cc1" officeooo:paragraph-rsid="0022b604" style:font-weight-asian="normal" style:font-weight-complex="normal"/>
    </style:style>
    <style:style style:name="P19" style:family="paragraph" style:parent-style-name="Standard">
      <style:text-properties style:text-underline-style="none" fo:font-weight="normal" officeooo:rsid="00277998" officeooo:paragraph-rsid="00277998" style:font-weight-asian="normal" style:font-weight-complex="normal"/>
    </style:style>
    <style:style style:name="P20" style:family="paragraph" style:parent-style-name="Standard">
      <style:text-properties style:text-underline-style="none" fo:font-weight="normal" officeooo:rsid="00278d5a" officeooo:paragraph-rsid="00278d5a" style:font-weight-asian="normal" style:font-weight-complex="normal"/>
    </style:style>
    <style:style style:name="P21" style:family="paragraph" style:parent-style-name="Standard">
      <style:text-properties style:text-underline-style="none" fo:font-weight="normal" officeooo:rsid="002798b6" officeooo:paragraph-rsid="002798b6" style:font-weight-asian="normal" style:font-weight-complex="normal"/>
    </style:style>
    <style:style style:name="P22" style:family="paragraph" style:parent-style-name="Standard">
      <style:text-properties style:text-underline-style="none" fo:font-weight="normal" officeooo:rsid="0028e796" officeooo:paragraph-rsid="0028e796" style:font-weight-asian="normal" style:font-weight-complex="normal"/>
    </style:style>
    <style:style style:name="P23" style:family="paragraph" style:parent-style-name="Standard">
      <style:text-properties style:text-underline-style="none" fo:font-weight="normal" officeooo:rsid="0027c92a" officeooo:paragraph-rsid="0027c92a" style:font-weight-asian="normal" style:font-weight-complex="normal"/>
    </style:style>
    <style:style style:name="P24" style:family="paragraph" style:parent-style-name="Standard">
      <style:text-properties style:text-underline-style="none" fo:font-weight="normal" officeooo:rsid="002b2168" officeooo:paragraph-rsid="002b2168" style:font-weight-asian="normal" style:font-weight-complex="normal"/>
    </style:style>
    <style:style style:name="P25" style:family="paragraph" style:parent-style-name="Standard">
      <style:text-properties style:text-underline-style="none" fo:font-weight="normal" officeooo:rsid="002d5c0f" officeooo:paragraph-rsid="002d5c0f" style:font-weight-asian="normal" style:font-weight-complex="normal"/>
    </style:style>
    <style:style style:name="P26" style:family="paragraph" style:parent-style-name="Standard">
      <style:text-properties style:text-underline-style="none" fo:font-weight="normal" officeooo:rsid="002d69f7" officeooo:paragraph-rsid="002d69f7" style:font-weight-asian="normal" style:font-weight-complex="normal"/>
    </style:style>
    <style:style style:name="P27" style:family="paragraph" style:parent-style-name="Standard">
      <style:text-properties style:text-underline-style="none" fo:font-weight="normal" officeooo:rsid="002e6733" officeooo:paragraph-rsid="002e6733" style:font-weight-asian="normal" style:font-weight-complex="normal"/>
    </style:style>
    <style:style style:name="T1" style:family="text">
      <style:text-properties style:text-underline-style="solid" style:text-underline-width="auto" style:text-underline-color="font-color" fo:font-weight="bold" officeooo:rsid="00175e1c" style:font-weight-asian="bold" style:font-weight-complex="bold"/>
    </style:style>
    <style:style style:name="T2" style:family="text">
      <style:text-properties officeooo:rsid="001a9cd2"/>
    </style:style>
    <style:style style:name="T3" style:family="text">
      <style:text-properties officeooo:rsid="001ce69d"/>
    </style:style>
    <style:style style:name="T4" style:family="text">
      <style:text-properties officeooo:rsid="001b1136"/>
    </style:style>
    <style:style style:name="T5" style:family="text">
      <style:text-properties officeooo:rsid="001e0f69"/>
    </style:style>
    <style:style style:name="T6" style:family="text">
      <style:text-properties officeooo:rsid="001ce033"/>
    </style:style>
    <style:style style:name="T7" style:family="text">
      <style:text-properties officeooo:rsid="0020ce34"/>
    </style:style>
    <style:style style:name="T8" style:family="text">
      <style:text-properties officeooo:rsid="002a32bf"/>
    </style:style>
    <style:style style:name="T9" style:family="text">
      <style:text-properties officeooo:rsid="002af0b6"/>
    </style:style>
    <style:style style:name="T10" style:family="text">
      <style:text-properties officeooo:rsid="002b2168"/>
    </style:style>
    <style:style style:name="T11" style:family="text">
      <style:text-properties officeooo:rsid="00226eee"/>
    </style:style>
    <style:style style:name="T12" style:family="text">
      <style:text-properties officeooo:rsid="0022b604"/>
    </style:style>
    <style:style style:name="T13" style:family="text">
      <style:text-properties officeooo:rsid="00277998"/>
    </style:style>
    <style:style style:name="T14" style:family="text">
      <style:text-properties officeooo:rsid="00278d5a"/>
    </style:style>
    <style:style style:name="T15" style:family="text">
      <style:text-properties officeooo:rsid="002798b6"/>
    </style:style>
    <style:style style:name="T16" style:family="text">
      <style:text-properties style:text-underline-style="solid" style:text-underline-width="auto" style:text-underline-color="font-color"/>
    </style:style>
    <style:style style:name="T17" style:family="text">
      <style:text-properties officeooo:rsid="002cc85f"/>
    </style:style>
    <style:style style:name="T18" style:family="text">
      <style:text-properties officeooo:rsid="002e6733"/>
    </style:style>
    <style:style style:name="T19" style:family="text">
      <style:text-properties officeooo:rsid="002f6eef"/>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7_4024978750"/>Proposal for <text:span text:style-name="T1">Primary Oaks Surgery</text:span><text:bookmark-end text:name="__RefHeading___Toc7_4024978750"/></text:h>
      <text:p text:style-name="P1"/>
      <text:p text:style-name="P2">Sean O’Callaghan</text:p>
      <text:p text:style-name="P2"/>
      <text:p text:style-name="P2">Learner number:</text:p>
      <text:p text:style-name="P2"/>
      <text:p text:style-name="P2">Occupational </text:p>
      <text:p text:style-name="P2"/>
      <text:p text:style-name="P1">insert picture linked to theme of scenari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3"><text:a xlink:type="simple" xlink:href="#__RefHeading___Toc7_4024978750" text:style-name="Index_20_Link" text:visited-style-name="Index_20_Link">Proposal for Primary Oaks Surgery<text:tab/>1</text:a></text:p>
          <text:p text:style-name="P3"><text:a xlink:type="simple" xlink:href="#__RefHeading___Toc9_4024978750" text:style-name="Index_20_Link" text:visited-style-name="Index_20_Link">Organisation overview<text:tab/>3</text:a></text:p>
          <text:p text:style-name="P3"><text:a xlink:type="simple" xlink:href="#__RefHeading___Toc11_4024978750" text:style-name="Index_20_Link" text:visited-style-name="Index_20_Link">Problem overview<text:tab/>4</text:a></text:p>
          <text:p text:style-name="P3"><text:a xlink:type="simple" xlink:href="#__RefHeading___Toc13_4024978750" text:style-name="Index_20_Link" text:visited-style-name="Index_20_Link">User groups<text:tab/>5</text:a></text:p>
          <text:p text:style-name="P3"><text:a xlink:type="simple" xlink:href="#__RefHeading___Toc15_4024978750" text:style-name="Index_20_Link" text:visited-style-name="Index_20_Link">Empathy maps<text:tab/>6</text:a></text:p>
          <text:p text:style-name="P3"><text:a xlink:type="simple" xlink:href="#__RefHeading___Toc17_4024978750" text:style-name="Index_20_Link" text:visited-style-name="Index_20_Link">User stories<text:tab/>7</text:a></text:p>
          <text:p text:style-name="P3"><text:a xlink:type="simple" xlink:href="#__RefHeading___Toc19_4024978750" text:style-name="Index_20_Link" text:visited-style-name="Index_20_Link">Laws and Guidance<text:tab/>8</text:a></text:p>
          <text:p text:style-name="P3"><text:a xlink:type="simple" xlink:href="#__RefHeading___Toc21_4024978750" text:style-name="Index_20_Link" text:visited-style-name="Index_20_Link">Alternative systems<text:tab/>9</text:a></text:p>
          <text:p text:style-name="P3"><text:a xlink:type="simple" xlink:href="#__RefHeading___Toc23_4024978750" text:style-name="Index_20_Link" text:visited-style-name="Index_20_Link">Risks<text:tab/>10</text:a></text:p>
          <text:p text:style-name="P3"><text:a xlink:type="simple" xlink:href="#__RefHeading___Toc25_4024978750" text:style-name="Index_20_Link" text:visited-style-name="Index_20_Link">Decomposition<text:tab/>11</text:a></text:p>
          <text:p text:style-name="P3"><text:a xlink:type="simple" xlink:href="#__RefHeading___Toc27_4024978750" text:style-name="Index_20_Link" text:visited-style-name="Index_20_Link">User Acceptance Criteria<text:tab/>12</text:a></text:p>
          <text:p text:style-name="P3"><text:a xlink:type="simple" xlink:href="#__RefHeading___Toc29_4024978750" text:style-name="Index_20_Link" text:visited-style-name="Index_20_Link">Functional and Non-Functional Requirements<text:tab/>13</text:a></text:p>
          <text:p text:style-name="P3"><text:a xlink:type="simple" xlink:href="#__RefHeading___Toc31_4024978750" text:style-name="Index_20_Link" text:visited-style-name="Index_20_Link">Key Performance Indicators<text:tab/>14</text:a></text:p>
          <text:p text:style-name="P3"><text:a xlink:type="simple" xlink:href="#__RefHeading___Toc33_4024978750" text:style-name="Index_20_Link" text:visited-style-name="Index_20_Link">Description of proposed solution<text:tab/>16</text:a></text:p>
        </text:index-body>
      </text:table-of-conten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h text:style-name="Heading_20_1" text:outline-level="1"><text:bookmark-start text:name="__RefHeading___Toc9_4024978750"/>Organisation overview <text:bookmark-end text:name="__RefHeading___Toc9_4024978750"/></text:h>
      <text:p text:style-name="Heading">Who are they as a business?</text:p>
      <text:p text:style-name="P5">Primary Oaks Surgery are a medical practice that specialises in Primary Healthcare for its local community. They are usually the first point of contact for anyone concerned about their health</text:p>
      <text:p text:style-name="P6">They likely specialise in diagnoses and prescription treatments so that the community can access medical care conveniently in their own hometown</text:p>
      <text:p text:style-name="Heading">What do they do?</text:p>
      <text:p text:style-name="P6">They are a general practice that serves as the local communities first point of contact. Therefore they keep track of patients information such as prescriptions, allergies and any other relevant information to allow them to deliver a high quality personalised service <text:span text:style-name="T2">so that people are encouraged use their service over others </text:span></text:p>
      <text:p text:style-name="P7"/>
      <text:p text:style-name="Heading">What are they looking for?</text:p>
      <text:p text:style-name="P4"/>
      <text:p text:style-name="P6">The Surgery has requested a booking system that includes an account system that will be used to track user choices, usages of the site and be able to grant or prevent access of sensitive material to those users <text:span text:style-name="T2">so that the system is flexible and allows it to be scaled and provide insights about its users preferences so it can provide a more personalised service. This means customers will feel better cared for and for that reason overall have a more enjoyable experience.</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1" text:outline-level="1"><text:bookmark-start text:name="__RefHeading___Toc11_4024978750"/><text:soft-page-break/>Problem overview<text:bookmark-end text:name="__RefHeading___Toc11_4024978750"/></text:h>
      <text:p text:style-name="P8"/>
      <text:p text:style-name="P9">From what I understand, the surgery must not have a<text:span text:style-name="T3">n effective</text:span> digital way <text:span text:style-name="T4">of storing bookings and appointments </text:span><text:span text:style-name="T3">m</text:span><text:span text:style-name="T4">eaning they have to keep paper </text:span><text:span text:style-name="T3">as well as digital copies of records</text:span><text:span text:style-name="T4">. This means that a lot of space will be taken up by these records. On top of that there would need to be someone managing these records, making sure they are in place and up to date, this will increase the costs of this </text:span><text:span text:style-name="T3">dual platform consisting of paper and electronic</text:span><text:span text:style-name="T4"> if they have to hire more staff to take up this task. This is without mentioning the cost of paper and storage space </text:span><text:span text:style-name="T5">for these records</text:span><text:span text:style-name="T4">. </text:span><text:span text:style-name="T6">This system is not scalable by any means at all since the more people they add the more space and paper it will take. On top of that it is not nearly as secure as a </text:span><text:span text:style-name="T5">primarily</text:span><text:span text:style-name="T6"> digital system both from a privacy standpoint and from a physical standpoint. For example, with the current system, if someone were to try to steal the information they would need access to the storage room and they would have access to all the </text:span><text:span text:style-name="T7">paper-based</text:span><text:span text:style-name="T6"> information of all patients. However, with my system, the thief would need a login with very specific privileges just to gain access to only some things not even full access to the database. Now from a physical perspective, with their system, if a fire were to occur, all the stored data would be lost permanently and the surgery would have to collect all the patients information again. With my system, I would create a backup to be stored off-site meaning if anything were to happen that completely destroyed the on-site database there would be a live backup ready for when the surgery is able to reopen. </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10" text:outline-level="1"><text:soft-page-break/>Scope</text:h>
      <text:h text:style-name="Heading_20_1" text:outline-level="1"/>
      <text:p text:style-name="P11">The sheer scope of this system is massive. I can build up to a certain degree however to create a truly efficient and <text:span text:style-name="T8">all-encompassing system I would require many weeks and a full development team. I can still create an efficient system, however the features of the system may be limited and should be expanded on in the future to accommodate for less tech savvy people and meet more user needs more effectively. This system could contain systems that allow you to check for parental consent, link family members, authorising users to view and make appointments for people in their linked family and select specific doctors to see patients. </text:span><text:span text:style-name="T9">This scope is not possible in this time limit and number of staff. Therefore I will be building my solution with the audience of an 18+ tech savvy user who may want to make an appointment, cancel an appointment and change an appointment. </text:span><text:span text:style-name="T10">I am also under the assumption that this person is completely physically healthy.</text:span></text:p>
      <text:h text:style-name="Heading_20_1" text:outline-level="1"><text:soft-page-break/></text:h>
      <text:h text:style-name="Heading_20_1" text:outline-level="1" text:is-list-header="true"/>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bookmark-start text:name="__RefHeading___Toc13_4024978750"/><text:soft-page-break/>User groups<text:bookmark-end text:name="__RefHeading___Toc13_4024978750"/></text:h>
      <text:p text:style-name="Heading">Patients</text:p>
      <text:p text:style-name="Standard">Patients will use this system to check current appointments, set appointments, <text:span text:style-name="T11">cancel appointments</text:span> and check all currently saved details about them. They are likely between the age of 13-65. 13 is the age people can start making appointments themselves however it is likely to be a very small demographic of people so it is probable that the system should be designed with people of 16 up to 65 due to the fact that most 65-year-olds will have their carers make appointments for them. The employment status of users is irrelevant <text:span text:style-name="T11">to the problem, The technological ability of both extremes need to be considered meaning the system would likely have to be very visual heavy and simple to navigate. </text:span></text:p>
      <text:p text:style-name="Heading">Doctors</text:p>
      <text:p text:style-name="Text_20_body">Doctors will use this system to check current bookings they have in a day, cancel bookings and check patient details. Their age is a minimum of 27 to a maximum of 65 employment status must be employed (specifically currently at the surgery) <text:span text:style-name="T12">Their technical knowledge should be good enough to understand the system quickly unless they are at the high boundary. They may require more time to acclimate to the system but they shouldn’t have any more trouble than the patients of the high extreme boundary.</text:span></text:p>
      <text:p text:style-name="Heading">Admins</text:p>
      <text:p text:style-name="P12">Admins will use this system to make changes to users details, add users, remove users and modify user privileges (in the case of new staff joining/ old staff leaving). <text:span text:style-name="T12">Admins can be between the age of 18 and 65. Their age shouldn’t have much of an effect as this shouldn’t be a complicated system to run for someone trained in admin. Even at the absolute extreme of 65 it is likely they have interacted with a database at some point during their career.</text:span></text:p>
      <text:p text:style-name="Heading"/>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1" text:outline-level="1"><text:bookmark-start text:name="__RefHeading___Toc15_4024978750"/><text:soft-page-break/>Empathy maps<text:bookmark-end text:name="__RefHeading___Toc15_4024978750"/></text:h>
      <text:p text:style-name="Text_20_body"/>
      <text:p text:style-name="P13">Patients</text:p>
      <table:table table:name="Table1" table:style-name="Table1">
        <table:table-column table:style-name="Table1.A"/>
        <table:table-column table:style-name="Table1.B"/>
        <table:table-row>
          <table:table-cell table:style-name="Table1.A1" office:value-type="string">
            <text:p text:style-name="P14">Says</text:p>
            <text:p text:style-name="P15">-I’ve forgotten my appointment </text:p>
            <text:p text:style-name="P15"/>
            <text:p text:style-name="P15">-I can’t remember if I am allergic to this medication</text:p>
          </table:table-cell>
          <table:table-cell table:style-name="Table1.B1" office:value-type="string">
            <text:p text:style-name="P14">Thinks</text:p>
            <text:p text:style-name="P15">Have I missed it? Will I have to go through that arduous booking process again?</text:p>
            <text:p text:style-name="P15"/>
            <text:p text:style-name="P15">What if I have a bad reaction to this medication? Should I not take it and potentially get worse or do I need to ask for a different prescription</text:p>
          </table:table-cell>
        </table:table-row>
        <table:table-row>
          <table:table-cell table:style-name="Table1.A2" office:value-type="string">
            <text:p text:style-name="P14">Does</text:p>
            <text:p text:style-name="P15">Calls the gp to check appointment time</text:p>
            <text:p text:style-name="P15"/>
            <text:p text:style-name="P15">depending on whether or not they take the medication changes what they may have to do, if they do take it and aren’t allergic then they don’t have to do anything. However if they are, they may need urgent medical care because of it</text:p>
          </table:table-cell>
          <table:table-cell table:style-name="Table1.B2" office:value-type="string">
            <text:p text:style-name="P14">Feels</text:p>
            <text:p text:style-name="P15">paranoid, nervous, potentially guilty for having wasted a doctors time</text:p>
            <text:p text:style-name="P15"/>
            <text:p text:style-name="P15">Nervous, scared, unsure, worried</text:p>
          </table:table-cell>
        </table:table-row>
      </table:table>
      <text:p text:style-name="P16"/>
      <text:p text:style-name="P16">Doctors</text:p>
      <text:p text:style-name="P8"/>
      <table:table table:name="Table2" table:style-name="Table2">
        <table:table-column table:style-name="Table2.A"/>
        <table:table-column table:style-name="Table2.B"/>
        <table:table-row>
          <table:table-cell table:style-name="Table2.A1" office:value-type="string">
            <text:p text:style-name="P14">Says</text:p>
            <text:p text:style-name="P15">I don’t know who I am seeing next <text:span text:style-name="T13">or any medical info about them</text:span></text:p>
          </table:table-cell>
          <table:table-cell table:style-name="Table2.B1" office:value-type="string">
            <text:p text:style-name="P14">Thinks</text:p>
            <text:p text:style-name="P15">That means I have to check for any allergies or issues with the person before starting. <text:span text:style-name="T13">This will waste a lot of time for me and inhibit my ability to diagnose a patient efficiently</text:span></text:p>
          </table:table-cell>
        </table:table-row>
        <table:table-row>
          <table:table-cell table:style-name="Table2.A2" office:value-type="string">
            <text:p text:style-name="P14">Does</text:p>
            <text:p text:style-name="P17">The doctor will likely have to check the persons medical history before prescribing any treatments and if the patient forgets to mention any important details then the doctor may incorrectly prescribe medication</text:p>
          </table:table-cell>
          <table:table-cell table:style-name="Table2.B2" office:value-type="string">
            <text:p text:style-name="P14">Feels</text:p>
            <text:p text:style-name="P17">This will cause the doctor to fell unsure about their treatments and make it impossible for them to have complete confidence in their medical decisions</text:p>
          </table:table-cell>
        </table:table-row>
      </table:table>
      <text:p text:style-name="P16"/>
      <text:p text:style-name="P16">Admins</text:p>
      <text:p text:style-name="P18"/>
      <table:table table:name="Table3" table:style-name="Table3">
        <table:table-column table:style-name="Table3.A"/>
        <table:table-column table:style-name="Table3.B"/>
        <table:table-row>
          <table:table-cell table:style-name="Table3.A1" office:value-type="string">
            <text:p text:style-name="P14">Says</text:p>
            <text:p text:style-name="P17">A patient has changed addresses, I’ll have to update their information on both digital and paper.</text:p>
          </table:table-cell>
          <table:table-cell table:style-name="Table3.B1" office:value-type="string">
            <text:p text:style-name="P14">Thinks</text:p>
            <text:p text:style-name="P17">The fact that I have to go to 2 different places just to make one change is ridiculous and causing pressure on my workload</text:p>
          </table:table-cell>
        </table:table-row>
        <table:table-row>
          <table:table-cell table:style-name="Table3.A2" office:value-type="string">
            <text:p text:style-name="P14">Does</text:p>
            <text:p text:style-name="P17">The admin will update the information on the system and then have to find the persons paper records, dispose of the outdated record and print the updated address</text:p>
          </table:table-cell>
          <table:table-cell table:style-name="Table3.B2" office:value-type="string">
            <text:p text:style-name="P14">Feels</text:p>
            <text:p text:style-name="P17">This will cause frustration for the admin due to them feeling like they are wasting their time on a meaningless task. They may also feel a degree of stress due to each change requiring 2x the work for the same impact.</text:p>
          </table:table-cell>
        </table:table-row>
      </table:table>
      <text:p text:style-name="P18"><text:soft-page-break/></text:p>
      <text:h text:style-name="Heading_20_1" text:outline-level="1"><text:bookmark-start text:name="__RefHeading___Toc17_4024978750"/>User stories<text:bookmark-end text:name="__RefHeading___Toc17_4024978750"/></text:h>
      <text:p text:style-name="P19">Patients:</text:p>
      <text:p text:style-name="P19">As a person who wants to book an appointment I want to be able to book appointments electronically so that I can do it as easily as possible without having to explain anything to a real person.</text:p>
      <text:p text:style-name="P19"/>
      <text:p text:style-name="P19">As a person who wants to cancel an appointment <text:span text:style-name="T14">I want to be able to view my edit my appointments remotely so that I can save time by not having to physically visit the surgery to check or change my appointments.</text:span></text:p>
      <text:p text:style-name="P8"/>
      <text:p text:style-name="P8"/>
      <text:p text:style-name="P20">Doctors:</text:p>
      <text:p text:style-name="P20">As a doctor who wants to deliver the most efficient service for my patients. I want to be able to check my patients medical history on the go. So that I can deliver a personalised service to my patients and be confident my diagnoses are accurate. </text:p>
      <text:p text:style-name="P20"/>
      <text:p text:style-name="P20">A<text:span text:style-name="T15">dmins:</text:span></text:p>
      <text:p text:style-name="P20"/>
      <text:p text:style-name="P21">As an admin who wants to manage records effectively I want to be able to change a persons records across the system in one place so that I can work as effectively as possible and save money and ti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1" text:outline-level="1"><text:bookmark-start text:name="__RefHeading___Toc19_4024978750"/><text:soft-page-break/>Laws and Guidance<text:bookmark-end text:name="__RefHeading___Toc19_4024978750"/></text:h>
      <text:p text:style-name="P21">GDPR:</text:p>
      <text:p text:style-name="P22">the general data protection regulation covers a wide range of requirements for the managing, storing and processing of user data. This requires that all data collected by the system is relevant and justified for direct patient care. It also requires that all data be kept confidential and must only be shared under a need-to-know basis and the data subjects permission. It also mandates that the data be held securely in compliance with the <text:a xlink:type="simple" xlink:href="https://www.dsptoolkit.nhs.uk/" text:style-name="Internet_20_link" text:visited-style-name="Visited_20_Internet_20_Link"><text:span text:style-name="T16">data security and protection toolkit</text:span></text:a></text:p>
      <text:p text:style-name="P8"/>
      <text:p text:style-name="P8"/>
      <text:p text:style-name="P23">NHS Digital standards framework-Digital systems in a clinical setting must have a clinical safety officer to manage the database as well as meet a requirement in the criteria of clinical safety, data protection, technical security, interoperability and accessibility</text:p>
      <text:p text:style-name="P8"/>
      <text:p text:style-name="P8"/>
      <text:p text:style-name="P24">WCAG-<text:span text:style-name="T17">These standards require that public sector bodies make all digital services accessible by meeting the web content accessibility guidelines. The nhs specifically refers to guidance from WCAG 2.2 AA. The equality act also requires providers to make reasonable adjustments for disabled people To avoid discrimination. </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h text:style-name="Heading_20_1" text:outline-level="1"><text:bookmark-start text:name="__RefHeading___Toc21_4024978750"/>Alternative systems<text:bookmark-end text:name="__RefHeading___Toc21_4024978750"/></text:h>
      <text:p text:style-name="P8"/>
      <text:p text:style-name="P25">Spotify- Spotify’s management system fits some of these requirements quite well, it tracks user choices (songs skipped, saved, liked etc) as usage data. It also has access control in the form of free vs premium features for example, ad free listening is only available to premium users. It also blocks the creation of a user if the email they use matches an email attached to a pre-existing account. If the user fails to create an account because of the email, they will be informed that they need to change their email. Anything else will just output: “something went wrong, please try again.” It does fail to have an in-depth password checking tool though. This means that it doesn’t meet the requirement of having a password checking tool that matches my own. This data is likely cloud-based meaning that they have no responsibility over the data being held (data sovereignty) therefore they cannot control the security of the data. I will take the blocking of the creation of users if they have a username that already matches into my system.</text:p>
      <text:p text:style-name="P25"/>
      <text:p text:style-name="P25"/>
      <text:p text:style-name="P26">Github- Githubs management system fits a lot of these requirements very well. Firstly, the users’ username must be unique aswell as the email address for the account. This fits the requirements perfectly. They also have a password checker that enforces strict rules about a valid password. It checks for special characters, numbers and length. If the password doesn’t meet these requirements then it will tell them which requirement and how to meet it. <text:span text:style-name="T18">It also gives you the ability to give People access to repositories </text:span></text:p>
      <text:p text:style-name="P26"/>
      <text:p text:style-name="P27">Microsoft entra ID-<text:span text:style-name="T19">This by far has the best password checker. It checks your password against over a billion credentials that have been previously compromised If your password matches theirs, your rejected</text:span></text:p>
      <text:p text:style-name="P25"/>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1" text:outline-level="1"><text:bookmark-start text:name="__RefHeading___Toc23_4024978750"/>Risks<text:bookmark-end text:name="__RefHeading___Toc23_4024978750"/></text:h>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1" text:outline-level="1"><text:bookmark-start text:name="__RefHeading___Toc25_4024978750"/>Decomposition<text:bookmark-end text:name="__RefHeading___Toc25_4024978750"/></text:h>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1" text:outline-level="1"><text:bookmark-start text:name="__RefHeading___Toc27_4024978750"/>User Acceptance Criteria<text:bookmark-end text:name="__RefHeading___Toc27_4024978750"/></text:h>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1" text:outline-level="1"><text:bookmark-start text:name="__RefHeading___Toc29_4024978750"/>Functional and Non-Functional Requirements<text:bookmark-end text:name="__RefHeading___Toc29_4024978750"/></text:h>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1" text:outline-level="1"><text:bookmark-start text:name="__RefHeading___Toc31_4024978750"/>Key Performance Indicators<text:bookmark-end text:name="__RefHeading___Toc31_4024978750"/></text:h>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1" text:outline-level="1"><text:bookmark-start text:name="__RefHeading___Toc33_4024978750"/>Description of proposed solution<text:bookmark-end text:name="__RefHeading___Toc33_4024978750"/></text:h>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T1" style:family="text">
      <style:text-properties officeooo:rsid="00153ee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8</text:page-number><text:s/><text:span text:style-name="MT1">of </text:span><text:span text:style-name="MT1"><text:page-count>18</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02T09:16:55.767952600</meta:creation-date>
    <dc:date>2025-10-03T14:34:31.477477500</dc:date>
    <meta:editing-duration>PT1H15M3S</meta:editing-duration>
    <meta:editing-cycles>8</meta:editing-cycles>
    <meta:generator>LibreOffice/25.2.3.2$Windows_X86_64 LibreOffice_project/bbb074479178df812d175f709636b368952c2ce3</meta:generator>
    <meta:document-statistic meta:table-count="3" meta:image-count="0" meta:object-count="0" meta:page-count="18" meta:paragraph-count="95" meta:word-count="2030" meta:character-count="11855" meta:non-whitespace-character-count="9911"/>
  </office:meta>
</office:document-meta>
</file>